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F800000369640C3FBEA9889CB7.png" manifest:media-type="image/png"/>
  <manifest:file-entry manifest:full-path="Pictures/10000201000005F800000369EC575075F3959805.png" manifest:media-type="image/png"/>
  <manifest:file-entry manifest:full-path="Pictures/10000201000005F80000036902B54A941F4797E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2" draw:name="Image1" text:anchor-type="char" svg:width="6.9252in" svg:height="3.9563in" draw:z-index="0"><draw:image xlink:href="Pictures/10000201000005F80000036902B54A941F4797E9.png" xlink:type="simple" xlink:show="embed" xlink:actuate="onLoad" loext:mime-type="image/png"/></draw:frame><draw:frame draw:style-name="fr2" draw:name="Image2" text:anchor-type="char" svg:width="6.9252in" svg:height="3.9563in" draw:z-index="1"><draw:image xlink:href="Pictures/10000201000005F800000369EC575075F3959805.png" xlink:type="simple" xlink:show="embed" xlink:actuate="onLoad" loext:mime-type="image/png"/></draw:frame><draw:frame draw:style-name="fr1" draw:name="Image3" text:anchor-type="char" svg:x="0.052in" svg:y="4.3098in" svg:width="6.9252in" svg:height="3.9563in" draw:z-index="2"><draw:image xlink:href="Pictures/10000201000005F800000369640C3FBEA9889CB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8T13:49:43.973698357</meta:creation-date>
    <dc:date>2022-02-18T13:59:39.509582399</dc:date>
    <meta:editing-duration>PT7M56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